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Droid Sans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9cm" svg:height="8.999cm" svg:x="9.494cm" svg:y="0.557cm">
            <draw:object draw:notify-on-update-of-ranges="Tabelle1.A1:Tabelle1.A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float" office:value="7.15">
            <text:p>7,15</text:p>
          </table:table-cell>
          <table:table-cell office:value-type="string">
            <text:p>S(1)=1</text:p>
          </table:table-cell>
          <table:table-cell office:value-type="string">
            <text:p>E(1)=1</text:p>
          </table:table-cell>
        </table:table-row>
        <table:table-row table:style-name="ro1">
          <table:table-cell office:value-type="float" office:value="3.36">
            <text:p>3,36</text:p>
          </table:table-cell>
          <table:table-cell table:style-name="ce2" office:value-type="string">
            <text:p>S(p)=2,12</text:p>
          </table:table-cell>
          <table:table-cell office:value-type="string">
            <text:p>E(2)=1,06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float" office:value="1.56">
            <text:p>1,56</text:p>
          </table:table-cell>
          <table:table-cell table:style-name="ce2" office:value-type="string">
            <text:p>S(p)=4,58</text:p>
          </table:table-cell>
          <table:table-cell office:value-type="string">
            <text:p>E(4)=1,145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float" office:value="1.16">
            <text:p>1,16</text:p>
          </table:table-cell>
          <table:table-cell table:style-name="ce2" office:value-type="string">
            <text:p>S(p)=6,16</text:p>
          </table:table-cell>
          <table:table-cell office:value-type="string">
            <text:p>E(6)=1,02</text:p>
          </table:table-cell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</meta:initial-creator>
    <meta:creation-date>2013-06-22T22:16:13</meta:creation-date>
    <dc:date>2013-06-22T22:41:10</dc:date>
    <dc:creator>philipp </dc:creator>
    <meta:editing-duration>PT9S</meta:editing-duration>
    <meta:editing-cycles>3</meta:editing-cycles>
    <meta:generator>LibreOffice/3.5$Linux_x86 LibreOffice_project/350m1$Build-2</meta:generator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36cm" svg:y="0.316cm" chart:style-name="ch2">
          <text:p>Laufzeit</text:p>
        </chart:title>
        <chart:legend chart:legend-position="end" svg:x="13.332cm" svg:y="4.201cm" style:legend-expansion="high" chart:style-name="ch3"/>
        <chart:plot-area chart:style-name="ch4" table:cell-range-address="Tabelle1.A1:Tabelle1.A6" svg:x="1.331cm" svg:y="1.635cm" svg:width="11.362cm" svg:height="6.204cm">
          <chartooo:coordinate-region svg:x="1.767cm" svg:y="1.834cm" svg:width="10.832cm" svg:height="5.358cm"/>
          <chart:axis chart:dimension="x" chart:name="primary-x" chart:style-name="ch5">
            <chart:title svg:x="6.187cm" svg:y="8.019cm" chart:style-name="ch6">
              <text:p>MPI-Kerne</text:p>
            </chart:title>
          </chart:axis>
          <chart:axis chart:dimension="y" chart:name="primary-y" chart:style-name="ch5">
            <chart:title svg:x="0.451cm" svg:y="5.363cm" chart:style-name="ch7">
              <text:p>Laufzeit</text:p>
            </chart:title>
            <chart:grid chart:style-name="ch8" chart:class="major"/>
          </chart:axis>
          <chart:series chart:style-name="ch9" chart:values-cell-range-address="Tabelle1.A1:Tabelle1.A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5">
                <text:p>7.15</text:p>
                <draw:g>
                  <svg:desc>Tabelle1.A1:Tabelle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6">
                <text:p>1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